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31cm" svg:height="1.531cm" svg:x="0.755cm" svg:y="1.133cm">
          <text:p text:style-name="P1">(-1,+1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1cm" svg:height="1.531cm" svg:x="2.279cm" svg:y="1.133cm">
          <text:p text:style-name="P1">( 0,+1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1cm" svg:height="1.531cm" svg:x="3.803cm" svg:y="1.133cm">
          <text:p text:style-name="P1">(+1,+1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1cm" svg:height="1.531cm" svg:x="0.755cm" svg:y="2.664cm">
          <text:p text:style-name="P1">(-1, 0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1cm" svg:height="1.531cm" svg:x="2.279cm" svg:y="2.664cm">
          <text:p text:style-name="P1">(0,0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1cm" svg:height="1.531cm" svg:x="3.803cm" svg:y="2.664cm">
          <text:p text:style-name="P1">(+1, 0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1cm" svg:height="1.531cm" svg:x="0.755cm" svg:y="4.188cm">
          <text:p text:style-name="P1">(+1,-1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1cm" svg:height="1.531cm" svg:x="2.279cm" svg:y="4.188cm">
          <text:p text:style-name="P1">( 0,-1,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1cm" svg:height="1.531cm" svg:x="3.803cm" svg:y="4.188cm">
          <text:p text:style-name="P1">(+1,-1,0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55cm" svg:y1="5.959cm" svg:x2="0.355cm" svg:y2="3.215cm">
          <text:p/>
        </draw:line>
        <draw:line draw:style-name="gr2" draw:text-style-name="P1" draw:layer="layout" svg:x1="0.355cm" svg:y1="5.959cm" svg:x2="2.997cm" svg:y2="5.959cm">
          <text:p/>
        </draw:line>
        <draw:frame draw:style-name="gr3" draw:text-style-name="P2" draw:layer="layout" svg:width="0.578cm" svg:height="0.645cm" svg:x="2.895cm" svg:y="5.705cm">
          <draw:text-box>
            <text:p><text:span text:style-name="T1">i</text:span></text:p>
          </draw:text-box>
        </draw:frame>
        <draw:frame draw:style-name="gr3" draw:text-style-name="P2" draw:layer="layout" svg:width="0.578cm" svg:height="0.645cm" svg:x="0.082cm" svg:y="2.52cm">
          <draw:text-box>
            <text:p><text:span text:style-name="T1">j</text:span></text:p>
          </draw:text-box>
        </draw:frame>
        <draw:frame draw:style-name="gr3" draw:layer="layout" svg:width="2.474cm" svg:height="0.645cm" svg:x="1.844cm" svg:y="0.218cm">
          <draw:text-box>
            <text:p>Offsets (<text:span text:style-name="T1">i</text:span>,<text:span text:style-name="T1">j</text:span>,<text:span text:style-name="T1">k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5.715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4-09-05T16:22:25</meta:creation-date>
    <dc:date>2014-09-05T16:30:57</dc:date>
    <dc:creator>James &lt;jjramsey&gt;</dc:creator>
    <meta:editing-duration>PT6M36S</meta:editing-duration>
    <meta:editing-cycles>4</meta:editing-cycles>
    <meta:generator>LibreOffice/4.0.4.2$Linux_X86_64 LibreOffice_project/400m0$Build-2</meta:generator>
    <meta:document-statistic meta:object-count="14"/>
  </office:meta>
</office:document-meta>
</file>